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56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float" office:value="2.48" calcext:value-type="float">
            <text:p>2.48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9" calcext:value-type="float">
            <text:p>0.89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2.4" calcext:value-type="float">
            <text:p>2.4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3.6" calcext:value-type="float">
            <text:p>3.60</text:p>
          </table:table-cell>
          <table:table-cell table:style-name="ce3" office:value-type="float" office:value="4.2" calcext:value-type="float">
            <text:p>4.20</text:p>
          </table:table-cell>
          <table:table-cell table:style-name="ce3" office:value-type="float" office:value="4.8" calcext:value-type="float">
            <text:p>4.80</text:p>
          </table:table-cell>
          <table:table-cell table:style-name="ce3" office:value-type="float" office:value="5.4" calcext:value-type="float">
            <text:p>5.40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6.6" calcext:value-type="float">
            <text:p>6.60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2.1" calcext:value-type="float">
            <text:p>2.10</text:p>
          </table:table-cell>
          <table:table-cell table:style-name="ce3" office:value-type="float" office:value="2.4" calcext:value-type="float">
            <text:p>2.40</text:p>
          </table:table-cell>
          <table:table-cell table:style-name="ce3" office:value-type="float" office:value="2.7" calcext:value-type="float">
            <text:p>2.7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3.3" calcext:value-type="float">
            <text:p>3.30</text:p>
          </table:table-cell>
          <table:table-cell table:style-name="ce3" office:value-type="float" office:value="3.6" calcext:value-type="float">
            <text:p>3.60</text:p>
          </table:table-cell>
          <table:table-cell table:style-name="ce3" office:value-type="float" office:value="3.9" calcext:value-type="float">
            <text:p>3.90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4" calcext:value-type="float">
            <text:p>1.40</text:p>
          </table:table-cell>
          <table:table-cell table:style-name="ce3" office:value-type="float" office:value="1.6" calcext:value-type="float">
            <text:p>1.60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.2" calcext:value-type="float">
            <text:p>2.20</text:p>
          </table:table-cell>
          <table:table-cell table:style-name="ce3" office:value-type="float" office:value="2.4" calcext:value-type="float">
            <text:p>2.40</text:p>
          </table:table-cell>
          <table:table-cell table:style-name="ce3" office:value-type="float" office:value="2.6" calcext:value-type="float">
            <text:p>2.60</text:p>
          </table:table-cell>
          <table:table-cell table:style-name="ce3" office:value-type="float" office:value="2.8" calcext:value-type="float">
            <text:p>2.80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5" calcext:value-type="float">
            <text:p>1.95</text:p>
          </table:table-cell>
          <table:table-cell table:style-name="ce3" office:value-type="float" office:value="2.1" calcext:value-type="float">
            <text:p>2.10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2.4" calcext:value-type="float">
            <text:p>2.40</text:p>
          </table:table-cell>
          <table:table-cell table:style-name="ce3" office:value-type="float" office:value="2.55" calcext:value-type="float">
            <text:p>2.55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2.28" calcext:value-type="float">
            <text:p>2.28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3" calcext:value-type="float">
            <text:p>1.30</text:p>
          </table:table-cell>
          <table:table-cell table:style-name="ce3" office:value-type="float" office:value="1.4" calcext:value-type="float">
            <text:p>1.40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6" calcext:value-type="float">
            <text:p>1.60</text:p>
          </table:table-cell>
          <table:table-cell table:style-name="ce3" office:value-type="float" office:value="1.7" calcext:value-type="float">
            <text:p>1.70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2.1" calcext:value-type="float">
            <text:p>2.10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1.37" calcext:value-type="float">
            <text:p>1.37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1.54" calcext:value-type="float">
            <text:p>1.54</text:p>
          </table:table-cell>
          <table:table-cell table:style-name="ce3" office:value-type="float" office:value="1.63" calcext:value-type="float">
            <text:p>1.63</text:p>
          </table:table-cell>
          <table:table-cell table:style-name="ce3" office:value-type="float" office:value="1.71" calcext:value-type="float">
            <text:p>1.71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89" calcext:value-type="float">
            <text:p>1.89</text:p>
          </table:table-cell>
          <table:table-cell table:style-name="ce3" office:value-type="float" office:value="1.97" calcext:value-type="float">
            <text:p>1.97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.73" calcext:value-type="float">
            <text:p>1.73</text:p>
          </table:table-cell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88" calcext:value-type="float">
            <text:p>1.88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4" calcext:value-type="float">
            <text:p>1.40</text:p>
          </table:table-cell>
          <table:table-cell table:style-name="ce3" office:value-type="float" office:value="1.47" calcext:value-type="float">
            <text:p>1.47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1.6" calcext:value-type="float">
            <text:p>1.60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1.73" calcext:value-type="float">
            <text:p>1.73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6" calcext:value-type="float">
            <text:p>1.26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1.38" calcext:value-type="float">
            <text:p>1.38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1.62" calcext:value-type="float">
            <text:p>1.62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office:value-type="float" office:value="1.74" calcext:value-type="float">
            <text:p>1.74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1.36" calcext:value-type="float">
            <text:p>1.36</text:p>
          </table:table-cell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1.47" calcext:value-type="float">
            <text:p>1.47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1.69" calcext:value-type="float">
            <text:p>1.69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3" calcext:value-type="float">
            <text:p>1.30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4" calcext:value-type="float">
            <text:p>1.40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1.6" calcext:value-type="float">
            <text:p>1.60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1.34" calcext:value-type="float">
            <text:p>1.34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.48" calcext:value-type="float">
            <text:p>1.48</text:p>
          </table:table-cell>
          <table:table-cell table:style-name="ce3" office:value-type="float" office:value="1.52" calcext:value-type="float">
            <text:p>1.52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1.61" calcext:value-type="float">
            <text:p>1.61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37" calcext:value-type="float">
            <text:p>1.37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54" calcext:value-type="float">
            <text:p>1.54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1.28" calcext:value-type="float">
            <text:p>1.28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1.36" calcext:value-type="float">
            <text:p>1.36</text:p>
          </table:table-cell>
          <table:table-cell table:style-name="ce3" office:value-type="float" office:value="1.4" calcext:value-type="float">
            <text:p>1.40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float" office:value="1.48" calcext:value-type="float">
            <text:p>1.48</text:p>
          </table:table-cell>
          <table:table-cell table:style-name="ce3" office:value-type="float" office:value="1.52" calcext:value-type="float">
            <text:p>1.52</text:p>
          </table:table-cell>
          <table:table-cell table:style-name="ce3" office:value-type="float" office:value="1.56" calcext:value-type="float">
            <text:p>1.56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.54" calcext:value-type="float">
            <text:p>1.54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1.34" calcext:value-type="float">
            <text:p>1.34</text:p>
          </table:table-cell>
          <table:table-cell table:style-name="ce3" office:value-type="float" office:value="1.38" calcext:value-type="float">
            <text:p>1.38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.48" calcext:value-type="float">
            <text:p>1.48</text:p>
          </table:table-cell>
          <table:table-cell table:style-name="ce3" office:value-type="float" office:value="1.52" calcext:value-type="float">
            <text:p>1.52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1.3" calcext:value-type="float">
            <text:p>1.30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37" calcext:value-type="float">
            <text:p>1.37</text:p>
          </table:table-cell>
          <table:table-cell table:style-name="ce3" office:value-type="float" office:value="1.4" calcext:value-type="float">
            <text:p>1.40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.47" calcext:value-type="float">
            <text:p>1.47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14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office:value-type="float" office:value="1.26" calcext:value-type="float">
            <text:p>1.26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1.36" calcext:value-type="float">
            <text:p>1.36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.48" calcext:value-type="float">
            <text:p>1.48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table:formula="of:=[.A1]" office:value-type="float" office:value="2.48" calcext:value-type="float">
            <text:p>2.48</text:p>
          </table:table-cell>
          <table:table-cell table:style-name="ce2" table:formula="of:=[.B1]" office:value-type="float" office:value="2.22" calcext:value-type="float">
            <text:p>2.22</text:p>
          </table:table-cell>
          <table:table-cell table:style-name="ce2" table:formula="of:=[.C1]" office:value-type="float" office:value="1.98" calcext:value-type="float">
            <text:p>1.98</text:p>
          </table:table-cell>
          <table:table-cell table:style-name="ce2" table:formula="of:=[.D1]" office:value-type="float" office:value="1.76" calcext:value-type="float">
            <text:p>1.76</text:p>
          </table:table-cell>
          <table:table-cell table:style-name="ce2" table:formula="of:=[.E1]" office:value-type="float" office:value="1.57" calcext:value-type="float">
            <text:p>1.57</text:p>
          </table:table-cell>
          <table:table-cell table:style-name="ce2" table:formula="of:=[.F1]" office:value-type="float" office:value="1.41" calcext:value-type="float">
            <text:p>1.41</text:p>
          </table:table-cell>
          <table:table-cell table:style-name="ce2" table:formula="of:=[.G1]" office:value-type="float" office:value="1.25" calcext:value-type="float">
            <text:p>1.25</text:p>
          </table:table-cell>
          <table:table-cell table:style-name="ce2" table:formula="of:=[.H1]" office:value-type="float" office:value="1.12" calcext:value-type="float">
            <text:p>1.12</text:p>
          </table:table-cell>
          <table:table-cell table:style-name="ce2" table:formula="of:=[.I1]" office:value-type="float" office:value="1" calcext:value-type="float">
            <text:p>1.00</text:p>
          </table:table-cell>
          <table:table-cell table:style-name="ce2" table:formula="of:=[.J1]" office:value-type="float" office:value="0.89" calcext:value-type="float">
            <text:p>0.89</text:p>
          </table:table-cell>
          <table:table-cell/>
          <table:table-cell table:style-name="ce2" table:formula="of:=[.E24]" office:value-type="float" office:value="1.57" calcext:value-type="float">
            <text:p>1.57</text:p>
          </table:table-cell>
          <table:table-cell table:number-columns-repeated="1012"/>
        </table:table-row>
        <table:table-row table:style-name="ro2">
          <table:table-cell table:formula="of:=[.A24]*[.A2]" office:value-type="float" office:value="2.976" calcext:value-type="float">
            <text:p>2.976</text:p>
          </table:table-cell>
          <table:table-cell table:formula="of:=[.B24]*[.B2]" office:value-type="float" office:value="3.996" calcext:value-type="float">
            <text:p>3.996</text:p>
          </table:table-cell>
          <table:table-cell table:formula="of:=[.C24]*[.C2]" office:value-type="float" office:value="4.752" calcext:value-type="float">
            <text:p>4.752</text:p>
          </table:table-cell>
          <table:table-cell table:formula="of:=[.D24]*[.D2]" office:value-type="float" office:value="5.28" calcext:value-type="float">
            <text:p>5.28</text:p>
          </table:table-cell>
          <table:table-cell table:formula="of:=[.E24]*[.E2]" office:value-type="float" office:value="5.652" calcext:value-type="float">
            <text:p>5.652</text:p>
          </table:table-cell>
          <table:table-cell table:formula="of:=[.F24]*[.F2]" office:value-type="float" office:value="5.922" calcext:value-type="float">
            <text:p>5.922</text:p>
          </table:table-cell>
          <table:table-cell table:formula="of:=[.G24]*[.G2]" office:value-type="float" office:value="6" calcext:value-type="float">
            <text:p>6</text:p>
          </table:table-cell>
          <table:table-cell table:formula="of:=[.H24]*[.H2]" office:value-type="float" office:value="6.048" calcext:value-type="float">
            <text:p>6.048</text:p>
          </table:table-cell>
          <table:table-cell table:formula="of:=[.I24]*[.I2]" office:value-type="float" office:value="6" calcext:value-type="float">
            <text:p>6</text:p>
          </table:table-cell>
          <table:table-cell table:formula="of:=[.J24]*[.J2]" office:value-type="float" office:value="5.874" calcext:value-type="float">
            <text:p>5.874</text:p>
          </table:table-cell>
          <table:table-cell/>
          <table:table-cell table:style-name="ce2" table:formula="of:=[.E25]" office:value-type="float" office:value="5.652" calcext:value-type="float">
            <text:p>5.65</text:p>
          </table:table-cell>
          <table:table-cell table:number-columns-repeated="1012"/>
        </table:table-row>
        <table:table-row table:style-name="ro2">
          <table:table-cell table:formula="of:=[.A25]*[.A3]" office:value-type="float" office:value="3.5712" calcext:value-type="float">
            <text:p>3.5712</text:p>
          </table:table-cell>
          <table:table-cell table:formula="of:=[.B25]*[.B3]" office:value-type="float" office:value="5.994" calcext:value-type="float">
            <text:p>5.994</text:p>
          </table:table-cell>
          <table:table-cell table:formula="of:=[.C25]*[.C3]" office:value-type="float" office:value="8.5536" calcext:value-type="float">
            <text:p>8.5536</text:p>
          </table:table-cell>
          <table:table-cell table:formula="of:=[.D25]*[.D3]" office:value-type="float" office:value="11.088" calcext:value-type="float">
            <text:p>11.088</text:p>
          </table:table-cell>
          <table:table-cell table:formula="of:=[.E25]*[.E3]" office:value-type="float" office:value="13.5648" calcext:value-type="float">
            <text:p>13.5648</text:p>
          </table:table-cell>
          <table:table-cell table:formula="of:=[.F25]*[.F3]" office:value-type="float" office:value="15.9894" calcext:value-type="float">
            <text:p>15.9894</text:p>
          </table:table-cell>
          <table:table-cell table:formula="of:=[.G25]*[.G3]" office:value-type="float" office:value="18" calcext:value-type="float">
            <text:p>18</text:p>
          </table:table-cell>
          <table:table-cell table:formula="of:=[.H25]*[.H3]" office:value-type="float" office:value="19.9584" calcext:value-type="float">
            <text:p>19.9584</text:p>
          </table:table-cell>
          <table:table-cell table:formula="of:=[.I25]*[.I3]" office:value-type="float" office:value="21.6" calcext:value-type="float">
            <text:p>21.6</text:p>
          </table:table-cell>
          <table:table-cell table:formula="of:=[.J25]*[.J3]" office:value-type="float" office:value="22.9086" calcext:value-type="float">
            <text:p>22.9086</text:p>
          </table:table-cell>
          <table:table-cell/>
          <table:table-cell table:style-name="ce2" table:formula="of:=[.E26]" office:value-type="float" office:value="13.5648" calcext:value-type="float">
            <text:p>13.56</text:p>
          </table:table-cell>
          <table:table-cell table:number-columns-repeated="1012"/>
        </table:table-row>
        <table:table-row table:style-name="ro2">
          <table:table-cell table:formula="of:=[.A26]*[.A4]" office:value-type="float" office:value="4.28544" calcext:value-type="float">
            <text:p>4.28544</text:p>
          </table:table-cell>
          <table:table-cell table:formula="of:=[.B26]*[.B4]" office:value-type="float" office:value="8.3916" calcext:value-type="float">
            <text:p>8.3916</text:p>
          </table:table-cell>
          <table:table-cell table:formula="of:=[.C26]*[.C4]" office:value-type="float" office:value="13.68576" calcext:value-type="float">
            <text:p>13.68576</text:p>
          </table:table-cell>
          <table:table-cell table:formula="of:=[.D26]*[.D4]" office:value-type="float" office:value="19.9584" calcext:value-type="float">
            <text:p>19.9584</text:p>
          </table:table-cell>
          <table:table-cell table:formula="of:=[.E26]*[.E4]" office:value-type="float" office:value="27.1296" calcext:value-type="float">
            <text:p>27.1296</text:p>
          </table:table-cell>
          <table:table-cell table:formula="of:=[.F26]*[.F4]" office:value-type="float" office:value="35.17668" calcext:value-type="float">
            <text:p>35.17668</text:p>
          </table:table-cell>
          <table:table-cell table:formula="of:=[.G26]*[.G4]" office:value-type="float" office:value="43.2" calcext:value-type="float">
            <text:p>43.2</text:p>
          </table:table-cell>
          <table:table-cell table:formula="of:=[.H26]*[.H4]" office:value-type="float" office:value="51.89184" calcext:value-type="float">
            <text:p>51.89184</text:p>
          </table:table-cell>
          <table:table-cell table:formula="of:=[.I26]*[.I4]" office:value-type="float" office:value="60.48" calcext:value-type="float">
            <text:p>60.48</text:p>
          </table:table-cell>
          <table:table-cell table:formula="of:=[.J26]*[.J4]" office:value-type="float" office:value="68.7258" calcext:value-type="float">
            <text:p>68.7258</text:p>
          </table:table-cell>
          <table:table-cell/>
          <table:table-cell table:style-name="ce2" table:formula="of:=[.E27]" office:value-type="float" office:value="27.1296" calcext:value-type="float">
            <text:p>27.13</text:p>
          </table:table-cell>
          <table:table-cell table:number-columns-repeated="1012"/>
        </table:table-row>
        <table:table-row table:style-name="ro2">
          <table:table-cell table:formula="of:=[.A27]*[.A5]" office:value-type="float" office:value="5.142528" calcext:value-type="float">
            <text:p>5.142528</text:p>
          </table:table-cell>
          <table:table-cell table:formula="of:=[.B27]*[.B5]" office:value-type="float" office:value="11.32866" calcext:value-type="float">
            <text:p>11.32866</text:p>
          </table:table-cell>
          <table:table-cell table:formula="of:=[.C27]*[.C5]" office:value-type="float" office:value="20.52864" calcext:value-type="float">
            <text:p>20.52864</text:p>
          </table:table-cell>
          <table:table-cell table:formula="of:=[.D27]*[.D5]" office:value-type="float" office:value="32.93136" calcext:value-type="float">
            <text:p>32.93136</text:p>
          </table:table-cell>
          <table:table-cell table:formula="of:=[.E27]*[.E5]" office:value-type="float" office:value="48.83328" calcext:value-type="float">
            <text:p>48.83328</text:p>
          </table:table-cell>
          <table:table-cell table:formula="of:=[.F27]*[.F5]" office:value-type="float" office:value="68.594526" calcext:value-type="float">
            <text:p>68.594526</text:p>
          </table:table-cell>
          <table:table-cell table:formula="of:=[.G27]*[.G5]" office:value-type="float" office:value="90.72" calcext:value-type="float">
            <text:p>90.72</text:p>
          </table:table-cell>
          <table:table-cell table:formula="of:=[.H27]*[.H5]" office:value-type="float" office:value="116.75664" calcext:value-type="float">
            <text:p>116.75664</text:p>
          </table:table-cell>
          <table:table-cell table:formula="of:=[.I27]*[.I5]" office:value-type="float" office:value="145.152" calcext:value-type="float">
            <text:p>145.152</text:p>
          </table:table-cell>
          <table:table-cell table:formula="of:=[.J27]*[.J5]" office:value-type="float" office:value="175.25079" calcext:value-type="float">
            <text:p>175.25079</text:p>
          </table:table-cell>
          <table:table-cell/>
          <table:table-cell table:style-name="ce2" table:formula="of:=[.E28]" office:value-type="float" office:value="48.83328" calcext:value-type="float">
            <text:p>48.83</text:p>
          </table:table-cell>
          <table:table-cell table:formula="of:=[.L28]/30" office:value-type="float" office:value="1.627776" calcext:value-type="float">
            <text:p>1.627776</text:p>
          </table:table-cell>
          <table:table-cell table:number-columns-repeated="1011"/>
        </table:table-row>
        <table:table-row table:style-name="ro2">
          <table:table-cell table:formula="of:=[.A28]*[.A6]" office:value-type="float" office:value="6.1710336" calcext:value-type="float">
            <text:p>6.1710336</text:p>
          </table:table-cell>
          <table:table-cell table:formula="of:=[.B28]*[.B6]" office:value-type="float" office:value="14.9538312" calcext:value-type="float">
            <text:p>14.9538312</text:p>
          </table:table-cell>
          <table:table-cell table:formula="of:=[.C28]*[.C6]" office:value-type="float" office:value="29.5612416" calcext:value-type="float">
            <text:p>29.5612416</text:p>
          </table:table-cell>
          <table:table-cell table:formula="of:=[.D28]*[.D6]" office:value-type="float" office:value="51.3729216" calcext:value-type="float">
            <text:p>51.3729216</text:p>
          </table:table-cell>
          <table:table-cell table:formula="of:=[.E28]*[.E6]" office:value-type="float" office:value="82.0399104" calcext:value-type="float">
            <text:p>82.0399104</text:p>
          </table:table-cell>
          <table:table-cell table:formula="of:=[.F28]*[.F6]" office:value-type="float" office:value="123.4701468" calcext:value-type="float">
            <text:p>123.4701468</text:p>
          </table:table-cell>
          <table:table-cell table:formula="of:=[.G28]*[.G6]" office:value-type="float" office:value="174.1824" calcext:value-type="float">
            <text:p>174.1824</text:p>
          </table:table-cell>
          <table:table-cell table:formula="of:=[.H28]*[.H6]" office:value-type="float" office:value="238.1835456" calcext:value-type="float">
            <text:p>238.1835456</text:p>
          </table:table-cell>
          <table:table-cell table:formula="of:=[.I28]*[.I6]" office:value-type="float" office:value="313.52832" calcext:value-type="float">
            <text:p>313.52832</text:p>
          </table:table-cell>
          <table:table-cell table:formula="of:=[.J28]*[.J6]" office:value-type="float" office:value="399.5718012" calcext:value-type="float">
            <text:p>399.5718012</text:p>
          </table:table-cell>
          <table:table-cell/>
          <table:table-cell table:style-name="ce2" table:formula="of:=[.E29]" office:value-type="float" office:value="82.0399104" calcext:value-type="float">
            <text:p>82.04</text:p>
          </table:table-cell>
          <table:table-cell table:formula="of:=[.L29]/30" office:value-type="float" office:value="2.73466368" calcext:value-type="float">
            <text:p>2.73466368</text:p>
          </table:table-cell>
          <table:table-cell table:number-columns-repeated="1011"/>
        </table:table-row>
        <table:table-row table:style-name="ro2">
          <table:table-cell table:formula="of:=[.A29]*[.A7]" office:value-type="float" office:value="7.40524032" calcext:value-type="float">
            <text:p>7.40524032</text:p>
          </table:table-cell>
          <table:table-cell table:formula="of:=[.B29]*[.B7]" office:value-type="float" office:value="19.43998056" calcext:value-type="float">
            <text:p>19.43998056</text:p>
          </table:table-cell>
          <table:table-cell table:formula="of:=[.C29]*[.C7]" office:value-type="float" office:value="41.38573824" calcext:value-type="float">
            <text:p>41.38573824</text:p>
          </table:table-cell>
          <table:table-cell table:formula="of:=[.D29]*[.D7]" office:value-type="float" office:value="77.0593824" calcext:value-type="float">
            <text:p>77.0593824</text:p>
          </table:table-cell>
          <table:table-cell table:formula="of:=[.E29]*[.E7]" office:value-type="float" office:value="131.26385664" calcext:value-type="float">
            <text:p>131.26385664</text:p>
          </table:table-cell>
          <table:table-cell table:formula="of:=[.F29]*[.F7]" office:value-type="float" office:value="209.89924956" calcext:value-type="float">
            <text:p>209.89924956</text:p>
          </table:table-cell>
          <table:table-cell table:formula="of:=[.G29]*[.G7]" office:value-type="float" office:value="313.52832" calcext:value-type="float">
            <text:p>313.52832</text:p>
          </table:table-cell>
          <table:table-cell table:formula="of:=[.H29]*[.H7]" office:value-type="float" office:value="452.54873664" calcext:value-type="float">
            <text:p>452.54873664</text:p>
          </table:table-cell>
          <table:table-cell table:formula="of:=[.I29]*[.I7]" office:value-type="float" office:value="627.05664" calcext:value-type="float">
            <text:p>627.05664</text:p>
          </table:table-cell>
          <table:table-cell table:formula="of:=[.J29]*[.J7]" office:value-type="float" office:value="839.10078252" calcext:value-type="float">
            <text:p>839.10078252</text:p>
          </table:table-cell>
          <table:table-cell/>
          <table:table-cell table:style-name="ce2" table:formula="of:=[.E30]" office:value-type="float" office:value="131.26385664" calcext:value-type="float">
            <text:p>131.26</text:p>
          </table:table-cell>
          <table:table-cell table:formula="of:=[.L30]/30" office:value-type="float" office:value="4.375461888" calcext:value-type="float">
            <text:p>4.375461888</text:p>
          </table:table-cell>
          <table:table-cell table:number-columns-repeated="1011"/>
        </table:table-row>
        <table:table-row table:style-name="ro2">
          <table:table-cell table:formula="of:=[.A30]*[.A8]" office:value-type="float" office:value="8.886288384" calcext:value-type="float">
            <text:p>8.886288384</text:p>
          </table:table-cell>
          <table:table-cell table:formula="of:=[.B30]*[.B8]" office:value-type="float" office:value="25.0775749224" calcext:value-type="float">
            <text:p>25.0775749224</text:p>
          </table:table-cell>
          <table:table-cell table:formula="of:=[.C30]*[.C8]" office:value-type="float" office:value="56.6984613888" calcext:value-type="float">
            <text:p>56.6984613888</text:p>
          </table:table-cell>
          <table:table-cell table:formula="of:=[.D30]*[.D8]" office:value-type="float" office:value="112.506698304" calcext:value-type="float">
            <text:p>112.506698304</text:p>
          </table:table-cell>
          <table:table-cell table:formula="of:=[.E30]*[.E8]" office:value-type="float" office:value="202.1463392256" calcext:value-type="float">
            <text:p>202.1463392256</text:p>
          </table:table-cell>
          <table:table-cell table:formula="of:=[.F30]*[.F8]" office:value-type="float" office:value="342.1357767828" calcext:value-type="float">
            <text:p>342.1357767828</text:p>
          </table:table-cell>
          <table:table-cell table:formula="of:=[.G30]*[.G8]" office:value-type="float" office:value="536.1334272" calcext:value-type="float">
            <text:p>536.1334272</text:p>
          </table:table-cell>
          <table:table-cell table:formula="of:=[.H30]*[.H8]" office:value-type="float" office:value="814.587725952" calcext:value-type="float">
            <text:p>814.587725952</text:p>
          </table:table-cell>
          <table:table-cell table:formula="of:=[.I30]*[.I8]" office:value-type="float" office:value="1185.1370496" calcext:value-type="float">
            <text:p>1185.1370496</text:p>
          </table:table-cell>
          <table:table-cell table:formula="of:=[.J30]*[.J8]" office:value-type="float" office:value="1653.0285415644" calcext:value-type="float">
            <text:p>1653.0285415644</text:p>
          </table:table-cell>
          <table:table-cell/>
          <table:table-cell table:style-name="ce2" table:formula="of:=[.E31]" office:value-type="float" office:value="202.1463392256" calcext:value-type="float">
            <text:p>202.15</text:p>
          </table:table-cell>
          <table:table-cell table:formula="of:=[.L31]/30" office:value-type="float" office:value="6.73821130752" calcext:value-type="float">
            <text:p>6.7382113075</text:p>
          </table:table-cell>
          <table:table-cell table:number-columns-repeated="1011"/>
        </table:table-row>
        <table:table-row table:style-name="ro2">
          <table:table-cell table:formula="of:=[.A31]*[.A9]" office:value-type="float" office:value="10.6635460608" calcext:value-type="float">
            <text:p>10.6635460608</text:p>
          </table:table-cell>
          <table:table-cell table:formula="of:=[.B31]*[.B9]" office:value-type="float" office:value="31.848520151448" calcext:value-type="float">
            <text:p>31.8485201514</text:p>
          </table:table-cell>
          <table:table-cell table:formula="of:=[.C31]*[.C9]" office:value-type="float" office:value="76.54292287488" calcext:value-type="float">
            <text:p>76.5429228749</text:p>
          </table:table-cell>
          <table:table-cell table:formula="of:=[.D31]*[.D9]" office:value-type="float" office:value="160.88457857472" calcext:value-type="float">
            <text:p>160.8845785747</text:p>
          </table:table-cell>
          <table:table-cell table:formula="of:=[.E31]*[.E9]" office:value-type="float" office:value="303.2195088384" calcext:value-type="float">
            <text:p>303.2195088384</text:p>
          </table:table-cell>
          <table:table-cell table:formula="of:=[.F31]*[.F9]" office:value-type="float" office:value="537.153169548996" calcext:value-type="float">
            <text:p>537.153169549</text:p>
          </table:table-cell>
          <table:table-cell table:formula="of:=[.G31]*[.G9]" office:value-type="float" office:value="884.62015488" calcext:value-type="float">
            <text:p>884.62015488</text:p>
          </table:table-cell>
          <table:table-cell table:formula="of:=[.H31]*[.H9]" office:value-type="float" office:value="1409.23676589696" calcext:value-type="float">
            <text:p>1409.236765897</text:p>
          </table:table-cell>
          <table:table-cell table:formula="of:=[.I31]*[.I9]" office:value-type="float" office:value="2133.24668928" calcext:value-type="float">
            <text:p>2133.24668928</text:p>
          </table:table-cell>
          <table:table-cell table:formula="of:=[.J31]*[.J9]" office:value-type="float" office:value="3107.69365814107" calcext:value-type="float">
            <text:p>3107.6936581411</text:p>
          </table:table-cell>
          <table:table-cell/>
          <table:table-cell table:style-name="ce2" table:formula="of:=[.E32]" office:value-type="float" office:value="303.2195088384" calcext:value-type="float">
            <text:p>303.22</text:p>
          </table:table-cell>
          <table:table-cell table:formula="of:=[.L32]/30" office:value-type="float" office:value="10.10731696128" calcext:value-type="float">
            <text:p>10.1073169613</text:p>
          </table:table-cell>
          <table:table-cell table:number-columns-repeated="1011"/>
        </table:table-row>
        <table:table-row table:style-name="ro2">
          <table:table-cell table:formula="of:=[.A32]*[.A10]" office:value-type="float" office:value="12.79625527296" calcext:value-type="float">
            <text:p>12.796255273</text:p>
          </table:table-cell>
          <table:table-cell table:formula="of:=[.B32]*[.B10]" office:value-type="float" office:value="40.447620592339" calcext:value-type="float">
            <text:p>40.4476205923</text:p>
          </table:table-cell>
          <table:table-cell table:formula="of:=[.C32]*[.C10]" office:value-type="float" office:value="101.80208742359" calcext:value-type="float">
            <text:p>101.8020874236</text:p>
          </table:table-cell>
          <table:table-cell table:formula="of:=[.D32]*[.D10]" office:value-type="float" office:value="225.238410004608" calcext:value-type="float">
            <text:p>225.2384100046</text:p>
          </table:table-cell>
          <table:table-cell table:formula="of:=[.E32]*[.E10]" office:value-type="float" office:value="445.732677992448" calcext:value-type="float">
            <text:p>445.7326779924</text:p>
          </table:table-cell>
          <table:table-cell table:formula="of:=[.F32]*[.F10]" office:value-type="float" office:value="821.844349409964" calcext:value-type="float">
            <text:p>821.84434941</text:p>
          </table:table-cell>
          <table:table-cell table:formula="of:=[.G32]*[.G10]" office:value-type="float" office:value="1415.392247808" calcext:value-type="float">
            <text:p>1415.392247808</text:p>
          </table:table-cell>
          <table:table-cell table:formula="of:=[.H32]*[.H10]" office:value-type="float" office:value="2353.42539904792" calcext:value-type="float">
            <text:p>2353.4253990479</text:p>
          </table:table-cell>
          <table:table-cell table:formula="of:=[.I32]*[.I10]" office:value-type="float" office:value="3690.5167724544" calcext:value-type="float">
            <text:p>3690.5167724544</text:p>
          </table:table-cell>
          <table:table-cell table:formula="of:=[.J32]*[.J10]" office:value-type="float" office:value="5593.84858465393" calcext:value-type="float">
            <text:p>5593.8485846539</text:p>
          </table:table-cell>
          <table:table-cell/>
          <table:table-cell table:style-name="ce2" table:formula="of:=[.E33]" office:value-type="float" office:value="445.732677992448" calcext:value-type="float">
            <text:p>445.73</text:p>
          </table:table-cell>
          <table:table-cell table:formula="of:=[.L33]/30" office:value-type="float" office:value="14.8577559330816" calcext:value-type="float">
            <text:p>14.8577559331</text:p>
          </table:table-cell>
          <table:table-cell table:formula="of:=[.M33]/12" office:value-type="float" office:value="1.2381463277568" calcext:value-type="float">
            <text:p>1.2381463278</text:p>
          </table:table-cell>
          <table:table-cell table:number-columns-repeated="1010"/>
        </table:table-row>
        <table:table-row table:style-name="ro2">
          <table:table-cell table:formula="of:=[.A33]*[.A11]" office:value-type="float" office:value="15.355506327552" calcext:value-type="float">
            <text:p>15.3555063276</text:p>
          </table:table-cell>
          <table:table-cell table:formula="of:=[.B33]*[.B11]" office:value-type="float" office:value="50.9640019463471" calcext:value-type="float">
            <text:p>50.9640019463</text:p>
          </table:table-cell>
          <table:table-cell table:formula="of:=[.C33]*[.C11]" office:value-type="float" office:value="134.378755399139" calcext:value-type="float">
            <text:p>134.3787553991</text:p>
          </table:table-cell>
          <table:table-cell table:formula="of:=[.D33]*[.D11]" office:value-type="float" office:value="310.829005806359" calcext:value-type="float">
            <text:p>310.8290058064</text:p>
          </table:table-cell>
          <table:table-cell table:formula="of:=[.E33]*[.E11]" office:value-type="float" office:value="641.855056309125" calcext:value-type="float">
            <text:p>641.8550563091</text:p>
          </table:table-cell>
          <table:table-cell table:formula="of:=[.F33]*[.F11]" office:value-type="float" office:value="1232.76652411495" calcext:value-type="float">
            <text:p>1232.766524115</text:p>
          </table:table-cell>
          <table:table-cell table:formula="of:=[.G33]*[.G11]" office:value-type="float" office:value="2208.01190658048" calcext:value-type="float">
            <text:p>2208.0119065805</text:p>
          </table:table-cell>
          <table:table-cell table:formula="of:=[.H33]*[.H11]" office:value-type="float" office:value="3812.54914645763" calcext:value-type="float">
            <text:p>3812.5491464576</text:p>
          </table:table-cell>
          <table:table-cell table:formula="of:=[.I33]*[.I11]" office:value-type="float" office:value="6200.06817772339" calcext:value-type="float">
            <text:p>6200.0681777234</text:p>
          </table:table-cell>
          <table:table-cell table:formula="of:=[.J33]*[.J11]" office:value-type="float" office:value="9733.29653729784" calcext:value-type="float">
            <text:p>9733.2965372978</text:p>
          </table:table-cell>
          <table:table-cell/>
          <table:table-cell table:style-name="ce2" table:formula="of:=[.E34]" office:value-type="float" office:value="641.855056309125" calcext:value-type="float">
            <text:p>641.86</text:p>
          </table:table-cell>
          <table:table-cell table:formula="of:=[.L34]/30" office:value-type="float" office:value="21.3951685436375" calcext:value-type="float">
            <text:p>21.3951685436</text:p>
          </table:table-cell>
          <table:table-cell table:formula="of:=[.M34]/12" office:value-type="float" office:value="1.78293071196979" calcext:value-type="float">
            <text:p>1.782930712</text:p>
          </table:table-cell>
          <table:table-cell table:number-columns-repeated="1010"/>
        </table:table-row>
        <table:table-row table:style-name="ro2">
          <table:table-cell table:formula="of:=[.A34]*[.A12]" office:value-type="float" office:value="18.4266075930624" calcext:value-type="float">
            <text:p>18.4266075931</text:p>
          </table:table-cell>
          <table:table-cell table:formula="of:=[.B34]*[.B12]" office:value-type="float" office:value="63.7050024329339" calcext:value-type="float">
            <text:p>63.7050024329</text:p>
          </table:table-cell>
          <table:table-cell table:formula="of:=[.C34]*[.C12]" office:value-type="float" office:value="176.036169572873" calcext:value-type="float">
            <text:p>176.0361695729</text:p>
          </table:table-cell>
          <table:table-cell table:formula="of:=[.D34]*[.D12]" office:value-type="float" office:value="422.727447896648" calcext:value-type="float">
            <text:p>422.7274478966</text:p>
          </table:table-cell>
          <table:table-cell table:formula="of:=[.E34]*[.E12]" office:value-type="float" office:value="911.434179958958" calcext:value-type="float">
            <text:p>911.434179959</text:p>
          </table:table-cell>
          <table:table-cell table:formula="of:=[.F34]*[.F12]" office:value-type="float" office:value="1812.16679044897" calcext:value-type="float">
            <text:p>1812.166790449</text:p>
          </table:table-cell>
          <table:table-cell table:formula="of:=[.G34]*[.G12]" office:value-type="float" office:value="3378.25821706813" calcext:value-type="float">
            <text:p>3378.2582170681</text:p>
          </table:table-cell>
          <table:table-cell table:formula="of:=[.H34]*[.H12]" office:value-type="float" office:value="6023.82765140306" calcext:value-type="float">
            <text:p>6023.8276514031</text:p>
          </table:table-cell>
          <table:table-cell table:formula="of:=[.I34]*[.I12]" office:value-type="float" office:value="10168.1118114664" calcext:value-type="float">
            <text:p>10168.1118114664</text:p>
          </table:table-cell>
          <table:table-cell table:formula="of:=[.J34]*[.J12]" office:value-type="float" office:value="16449.2711480333" calcext:value-type="float">
            <text:p>16449.2711480333</text:p>
          </table:table-cell>
          <table:table-cell/>
          <table:table-cell table:style-name="ce2" table:formula="of:=[.E35]" office:value-type="float" office:value="911.434179958958" calcext:value-type="float">
            <text:p>911.43</text:p>
          </table:table-cell>
          <table:table-cell table:formula="of:=[.L35]/30" office:value-type="float" office:value="30.3811393319653" calcext:value-type="float">
            <text:p>30.381139332</text:p>
          </table:table-cell>
          <table:table-cell table:formula="of:=[.M35]/12" office:value-type="float" office:value="2.53176161099711" calcext:value-type="float">
            <text:p>2.531761611</text:p>
          </table:table-cell>
          <table:table-cell table:number-columns-repeated="1010"/>
        </table:table-row>
        <table:table-row table:style-name="ro2">
          <table:table-cell table:formula="of:=[.A35]*[.A13]" office:value-type="float" office:value="22.1119291116749" calcext:value-type="float">
            <text:p>22.1119291117</text:p>
          </table:table-cell>
          <table:table-cell table:formula="of:=[.B35]*[.B13]" office:value-type="float" office:value="79.6312530411674" calcext:value-type="float">
            <text:p>79.6312530412</text:p>
          </table:table-cell>
          <table:table-cell table:formula="of:=[.C35]*[.C13]" office:value-type="float" office:value="228.847020444734" calcext:value-type="float">
            <text:p>228.8470204447</text:p>
          </table:table-cell>
          <table:table-cell table:formula="of:=[.D35]*[.D13]" office:value-type="float" office:value="570.682054660475" calcext:value-type="float">
            <text:p>570.6820546605</text:p>
          </table:table-cell>
          <table:table-cell table:formula="of:=[.E35]*[.E13]" office:value-type="float" office:value="1276.00785194254" calcext:value-type="float">
            <text:p>1276.0078519426</text:p>
          </table:table-cell>
          <table:table-cell table:formula="of:=[.F35]*[.F13]" office:value-type="float" office:value="2627.64184615101" calcext:value-type="float">
            <text:p>2627.641846151</text:p>
          </table:table-cell>
          <table:table-cell table:formula="of:=[.G35]*[.G13]" office:value-type="float" office:value="5067.3873256022" calcext:value-type="float">
            <text:p>5067.3873256022</text:p>
          </table:table-cell>
          <table:table-cell table:formula="of:=[.H35]*[.H13]" office:value-type="float" office:value="9336.93285967475" calcext:value-type="float">
            <text:p>9336.9328596748</text:p>
          </table:table-cell>
          <table:table-cell table:formula="of:=[.I35]*[.I13]" office:value-type="float" office:value="16268.9788983462" calcext:value-type="float">
            <text:p>16268.9788983462</text:p>
          </table:table-cell>
          <table:table-cell table:formula="of:=[.J35]*[.J13]" office:value-type="float" office:value="27141.297394255" calcext:value-type="float">
            <text:p>27141.297394255</text:p>
          </table:table-cell>
          <table:table-cell/>
          <table:table-cell table:style-name="ce2" table:formula="of:=[.E36]" office:value-type="float" office:value="1276.00785194254" calcext:value-type="float">
            <text:p>1,276.01</text:p>
          </table:table-cell>
          <table:table-cell table:formula="of:=[.L36]/30" office:value-type="float" office:value="42.5335950647514" calcext:value-type="float">
            <text:p>42.5335950648</text:p>
          </table:table-cell>
          <table:table-cell table:formula="of:=[.M36]/12" office:value-type="float" office:value="3.54446625539595" calcext:value-type="float">
            <text:p>3.5444662554</text:p>
          </table:table-cell>
          <table:table-cell table:number-columns-repeated="1010"/>
        </table:table-row>
        <table:table-row table:style-name="ro2">
          <table:table-cell table:formula="of:=[.A36]*[.A14]" office:value-type="float" office:value="26.5343149340098" calcext:value-type="float">
            <text:p>26.534314934</text:p>
          </table:table-cell>
          <table:table-cell table:formula="of:=[.B36]*[.B14]" office:value-type="float" office:value="99.5390663014592" calcext:value-type="float">
            <text:p>99.5390663015</text:p>
          </table:table-cell>
          <table:table-cell table:formula="of:=[.C36]*[.C14]" office:value-type="float" office:value="295.212656373707" calcext:value-type="float">
            <text:p>295.2126563737</text:p>
          </table:table-cell>
          <table:table-cell table:formula="of:=[.D36]*[.D14]" office:value-type="float" office:value="764.713953245037" calcext:value-type="float">
            <text:p>764.713953245</text:p>
          </table:table-cell>
          <table:table-cell table:formula="of:=[.E36]*[.E14]" office:value-type="float" office:value="1773.65091420013" calcext:value-type="float">
            <text:p>1773.6509142001</text:p>
          </table:table-cell>
          <table:table-cell table:formula="of:=[.F36]*[.F14]" office:value-type="float" office:value="3757.52783999594" calcext:value-type="float">
            <text:p>3757.527839996</text:p>
          </table:table-cell>
          <table:table-cell table:formula="of:=[.G36]*[.G14]" office:value-type="float" office:value="7499.73324189126" calcext:value-type="float">
            <text:p>7499.7332418913</text:p>
          </table:table-cell>
          <table:table-cell table:formula="of:=[.H36]*[.H14]" office:value-type="float" office:value="14192.1379467056" calcext:value-type="float">
            <text:p>14192.1379467056</text:p>
          </table:table-cell>
          <table:table-cell table:formula="of:=[.I36]*[.I14]" office:value-type="float" office:value="25542.2968704035" calcext:value-type="float">
            <text:p>25542.2968704035</text:p>
          </table:table-cell>
          <table:table-cell table:formula="of:=[.J36]*[.J14]" office:value-type="float" office:value="43697.4888047506" calcext:value-type="float">
            <text:p>43697.4888047506</text:p>
          </table:table-cell>
          <table:table-cell/>
          <table:table-cell table:style-name="ce2" table:formula="of:=[.E37]" office:value-type="float" office:value="1773.65091420013" calcext:value-type="float">
            <text:p>1,773.65</text:p>
          </table:table-cell>
          <table:table-cell table:formula="of:=[.L37]/30" office:value-type="float" office:value="59.1216971400044" calcext:value-type="float">
            <text:p>59.12169714</text:p>
          </table:table-cell>
          <table:table-cell table:formula="of:=[.M37]/12" office:value-type="float" office:value="4.92680809500037" calcext:value-type="float">
            <text:p>4.926808095</text:p>
          </table:table-cell>
          <table:table-cell table:number-columns-repeated="1010"/>
        </table:table-row>
        <table:table-row table:style-name="ro2">
          <table:table-cell table:formula="of:=[.A37]*[.A15]" office:value-type="float" office:value="31.8411779208118" calcext:value-type="float">
            <text:p>31.8411779208</text:p>
          </table:table-cell>
          <table:table-cell table:formula="of:=[.B37]*[.B15]" office:value-type="float" office:value="123.428442213809" calcext:value-type="float">
            <text:p>123.4284422138</text:p>
          </table:table-cell>
          <table:table-cell table:formula="of:=[.C37]*[.C15]" office:value-type="float" office:value="380.824326722082" calcext:value-type="float">
            <text:p>380.8243267221</text:p>
          </table:table-cell>
          <table:table-cell table:formula="of:=[.D37]*[.D15]" office:value-type="float" office:value="1017.0695578159" calcext:value-type="float">
            <text:p>1017.0695578159</text:p>
          </table:table-cell>
          <table:table-cell table:formula="of:=[.E37]*[.E15]" office:value-type="float" office:value="2429.90175245418" calcext:value-type="float">
            <text:p>2429.9017524542</text:p>
          </table:table-cell>
          <table:table-cell table:formula="of:=[.F37]*[.F15]" office:value-type="float" office:value="5298.11425439428" calcext:value-type="float">
            <text:p>5298.1142543943</text:p>
          </table:table-cell>
          <table:table-cell table:formula="of:=[.G37]*[.G15]" office:value-type="float" office:value="10949.6105331612" calcext:value-type="float">
            <text:p>10949.6105331612</text:p>
          </table:table-cell>
          <table:table-cell table:formula="of:=[.H37]*[.H15]" office:value-type="float" office:value="21288.2069200584" calcext:value-type="float">
            <text:p>21288.2069200584</text:p>
          </table:table-cell>
          <table:table-cell table:formula="of:=[.I37]*[.I15]" office:value-type="float" office:value="39335.1371804214" calcext:value-type="float">
            <text:p>39335.1371804214</text:p>
          </table:table-cell>
          <table:table-cell table:formula="of:=[.J37]*[.J15]" office:value-type="float" office:value="69479.0071995534" calcext:value-type="float">
            <text:p>69479.0071995534</text:p>
          </table:table-cell>
          <table:table-cell table:number-columns-repeated="1014"/>
        </table:table-row>
        <table:table-row table:style-name="ro2">
          <table:table-cell table:formula="of:=[.A38]*[.A16]" office:value-type="float" office:value="38.2094135049742" calcext:value-type="float">
            <text:p>38.209413505</text:p>
          </table:table-cell>
          <table:table-cell table:formula="of:=[.B38]*[.B16]" office:value-type="float" office:value="153.051268345124" calcext:value-type="float">
            <text:p>153.0512683451</text:p>
          </table:table-cell>
          <table:table-cell table:formula="of:=[.C38]*[.C16]" office:value-type="float" office:value="487.455138204266" calcext:value-type="float">
            <text:p>487.4551382043</text:p>
          </table:table-cell>
          <table:table-cell table:formula="of:=[.D38]*[.D16]" office:value-type="float" office:value="1342.53181631699" calcext:value-type="float">
            <text:p>1342.531816317</text:p>
          </table:table-cell>
          <table:table-cell table:formula="of:=[.E38]*[.E16]" office:value-type="float" office:value="3304.66638333769" calcext:value-type="float">
            <text:p>3304.6663833377</text:p>
          </table:table-cell>
          <table:table-cell table:formula="of:=[.F38]*[.F16]" office:value-type="float" office:value="7417.35995615199" calcext:value-type="float">
            <text:p>7417.359956152</text:p>
          </table:table-cell>
          <table:table-cell table:formula="of:=[.G38]*[.G16]" office:value-type="float" office:value="15767.4391677522" calcext:value-type="float">
            <text:p>15767.4391677522</text:p>
          </table:table-cell>
          <table:table-cell table:formula="of:=[.H38]*[.H16]" office:value-type="float" office:value="31506.5462416865" calcext:value-type="float">
            <text:p>31506.5462416865</text:p>
          </table:table-cell>
          <table:table-cell table:formula="of:=[.I38]*[.I16]" office:value-type="float" office:value="59789.4085142405" calcext:value-type="float">
            <text:p>59789.4085142405</text:p>
          </table:table-cell>
          <table:table-cell table:formula="of:=[.J38]*[.J16]" office:value-type="float" office:value="108387.251231303" calcext:value-type="float">
            <text:p>108387.251231303</text:p>
          </table:table-cell>
          <table:table-cell table:number-columns-repeated="1014"/>
        </table:table-row>
        <table:table-row table:style-name="ro2">
          <table:table-cell table:formula="of:=[.A39]*[.A17]" office:value-type="float" office:value="45.851296205969" calcext:value-type="float">
            <text:p>45.851296206</text:p>
          </table:table-cell>
          <table:table-cell table:formula="of:=[.B39]*[.B17]" office:value-type="float" office:value="189.783572747953" calcext:value-type="float">
            <text:p>189.783572748</text:p>
          </table:table-cell>
          <table:table-cell table:formula="of:=[.C39]*[.C17]" office:value-type="float" office:value="619.068025519417" calcext:value-type="float">
            <text:p>619.0680255194</text:p>
          </table:table-cell>
          <table:table-cell table:formula="of:=[.D39]*[.D17]" office:value-type="float" office:value="1758.71667937525" calcext:value-type="float">
            <text:p>1758.7166793753</text:p>
          </table:table-cell>
          <table:table-cell table:formula="of:=[.E39]*[.E17]" office:value-type="float" office:value="4461.29961750588" calcext:value-type="float">
            <text:p>4461.2996175059</text:p>
          </table:table-cell>
          <table:table-cell table:formula="of:=[.F39]*[.F17]" office:value-type="float" office:value="10310.1303390513" calcext:value-type="float">
            <text:p>10310.1303390513</text:p>
          </table:table-cell>
          <table:table-cell table:formula="of:=[.G39]*[.G17]" office:value-type="float" office:value="22547.4380098856" calcext:value-type="float">
            <text:p>22547.4380098856</text:p>
          </table:table-cell>
          <table:table-cell table:formula="of:=[.H39]*[.H17]" office:value-type="float" office:value="45999.5575128623" calcext:value-type="float">
            <text:p>45999.5575128623</text:p>
          </table:table-cell>
          <table:table-cell table:formula="of:=[.I39]*[.I17]" office:value-type="float" office:value="89684.1127713608" calcext:value-type="float">
            <text:p>89684.1127713608</text:p>
          </table:table-cell>
          <table:table-cell table:formula="of:=[.J39]*[.J17]" office:value-type="float" office:value="166916.366896207" calcext:value-type="float">
            <text:p>166916.366896207</text:p>
          </table:table-cell>
          <table:table-cell table:number-columns-repeated="1014"/>
        </table:table-row>
        <table:table-row table:style-name="ro2">
          <table:table-cell table:formula="of:=[.A40]*[.A18]" office:value-type="float" office:value="55.0215554471628" calcext:value-type="float">
            <text:p>55.0215554472</text:p>
          </table:table-cell>
          <table:table-cell table:formula="of:=[.B40]*[.B18]" office:value-type="float" office:value="235.331630207462" calcext:value-type="float">
            <text:p>235.3316302075</text:p>
          </table:table-cell>
          <table:table-cell table:formula="of:=[.C40]*[.C18]" office:value-type="float" office:value="786.21639240966" calcext:value-type="float">
            <text:p>786.2163924097</text:p>
          </table:table-cell>
          <table:table-cell table:formula="of:=[.D40]*[.D18]" office:value-type="float" office:value="2303.91884998158" calcext:value-type="float">
            <text:p>2303.9188499816</text:p>
          </table:table-cell>
          <table:table-cell table:formula="of:=[.E40]*[.E18]" office:value-type="float" office:value="5978.14148745787" calcext:value-type="float">
            <text:p>5978.1414874579</text:p>
          </table:table-cell>
          <table:table-cell table:formula="of:=[.F40]*[.F18]" office:value-type="float" office:value="14227.9798678907" calcext:value-type="float">
            <text:p>14227.9798678907</text:p>
          </table:table-cell>
          <table:table-cell table:formula="of:=[.G40]*[.G18]" office:value-type="float" office:value="31791.8875939387" calcext:value-type="float">
            <text:p>31791.8875939387</text:p>
          </table:table-cell>
          <table:table-cell table:formula="of:=[.H40]*[.H18]" office:value-type="float" office:value="66699.3583936503" calcext:value-type="float">
            <text:p>66699.3583936503</text:p>
          </table:table-cell>
          <table:table-cell table:formula="of:=[.I40]*[.I18]" office:value-type="float" office:value="132732.486901614" calcext:value-type="float">
            <text:p>132732.486901614</text:p>
          </table:table-cell>
          <table:table-cell table:formula="of:=[.J40]*[.J18]" office:value-type="float" office:value="253712.877682235" calcext:value-type="float">
            <text:p>253712.877682235</text:p>
          </table:table-cell>
          <table:table-cell table:number-columns-repeated="1014"/>
        </table:table-row>
        <table:table-row table:style-name="ro2">
          <table:table-cell table:formula="of:=[.A41]*[.A19]" office:value-type="float" office:value="66.0258665365954" calcext:value-type="float">
            <text:p>66.0258665366</text:p>
          </table:table-cell>
          <table:table-cell table:formula="of:=[.B41]*[.B19]" office:value-type="float" office:value="289.457905155178" calcext:value-type="float">
            <text:p>289.4579051552</text:p>
          </table:table-cell>
          <table:table-cell table:formula="of:=[.C41]*[.C19]" office:value-type="float" office:value="998.494818360268" calcext:value-type="float">
            <text:p>998.4948183603</text:p>
          </table:table-cell>
          <table:table-cell table:formula="of:=[.D41]*[.D19]" office:value-type="float" office:value="2995.09450497605" calcext:value-type="float">
            <text:p>2995.0945049761</text:p>
          </table:table-cell>
          <table:table-cell table:formula="of:=[.E41]*[.E19]" office:value-type="float" office:value="7950.92817831897" calcext:value-type="float">
            <text:p>7950.928178319</text:p>
          </table:table-cell>
          <table:table-cell table:formula="of:=[.F41]*[.F19]" office:value-type="float" office:value="19492.3324190103" calcext:value-type="float">
            <text:p>19492.3324190103</text:p>
          </table:table-cell>
          <table:table-cell table:formula="of:=[.G41]*[.G19]" office:value-type="float" office:value="44508.6426315142" calcext:value-type="float">
            <text:p>44508.6426315142</text:p>
          </table:table-cell>
          <table:table-cell table:formula="of:=[.H41]*[.H19]" office:value-type="float" office:value="95380.0825029199" calcext:value-type="float">
            <text:p>95380.0825029199</text:p>
          </table:table-cell>
          <table:table-cell table:formula="of:=[.I41]*[.I19]" office:value-type="float" office:value="195116.755745373" calcext:value-type="float">
            <text:p>195116.755745373</text:p>
          </table:table-cell>
          <table:table-cell table:formula="of:=[.J41]*[.J19]" office:value-type="float" office:value="380569.316523352" calcext:value-type="float">
            <text:p>380569.316523352</text:p>
          </table:table-cell>
          <table:table-cell table:number-columns-repeated="1014"/>
        </table:table-row>
        <table:table-row table:style-name="ro2">
          <table:table-cell table:formula="of:=[.A42]*[.A20]" office:value-type="float" office:value="79.2310398439144" calcext:value-type="float">
            <text:p>79.2310398439</text:p>
          </table:table-cell>
          <table:table-cell table:formula="of:=[.B42]*[.B20]" office:value-type="float" office:value="356.033223340869" calcext:value-type="float">
            <text:p>356.0332233409</text:p>
          </table:table-cell>
          <table:table-cell table:formula="of:=[.C42]*[.C20]" office:value-type="float" office:value="1258.10347113394" calcext:value-type="float">
            <text:p>1258.1034711339</text:p>
          </table:table-cell>
          <table:table-cell table:formula="of:=[.D42]*[.D20]" office:value-type="float" office:value="3863.67191141911" calcext:value-type="float">
            <text:p>3863.6719114191</text:p>
          </table:table-cell>
          <table:table-cell table:formula="of:=[.E42]*[.E20]" office:value-type="float" office:value="10574.7344771642" calcext:value-type="float">
            <text:p>10574.7344771642</text:p>
          </table:table-cell>
          <table:table-cell table:formula="of:=[.F42]*[.F20]" office:value-type="float" office:value="26509.572089854" calcext:value-type="float">
            <text:p>26509.572089854</text:p>
          </table:table-cell>
          <table:table-cell table:formula="of:=[.G42]*[.G20]" office:value-type="float" office:value="61867.0132578048" calcext:value-type="float">
            <text:p>61867.0132578048</text:p>
          </table:table-cell>
          <table:table-cell table:formula="of:=[.H42]*[.H20]" office:value-type="float" office:value="135439.717154146" calcext:value-type="float">
            <text:p>135439.717154146</text:p>
          </table:table-cell>
          <table:table-cell table:formula="of:=[.I42]*[.I20]" office:value-type="float" office:value="282919.29583079" calcext:value-type="float">
            <text:p>282919.29583079</text:p>
          </table:table-cell>
          <table:table-cell table:formula="of:=[.J42]*[.J20]" office:value-type="float" office:value="563242.588454561" calcext:value-type="float">
            <text:p>563242.58845456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57pt" fo:margin-left="90pt" fo:margin-right="9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6T16:47:08.440289746</dc:date>
    <meta:editing-duration>PT2H28S</meta:editing-duration>
    <meta:editing-cycles>2</meta:editing-cycles>
    <meta:generator>LibreOffice/5.1.4.2$Linux_X86_64 LibreOffice_project/10m0$Build-2</meta:generator>
    <meta:document-statistic meta:table-count="1" meta:cell-count="429" meta:object-count="0"/>
  </office:meta>
</office:document-meta>
</file>